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f03" officeooo:paragraph-rsid="00089f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0:26:16.971223749</meta:creation-date>
    <dc:date>2021-03-22T10:26:28.182503145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0.3.1$Linux_X86_64 LibreOffice_project/00$Build-1</meta:generator>
  </office:meta>
</office:document-meta>
</file>